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9E711D164F747C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cm" fo:margin-bottom="0cm" loext:contextual-spacing="false"/>
      <style:text-properties officeooo:paragraph-rsid="00086fc2"/>
    </style:style>
    <style:style style:name="P4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officeooo:paragraph-rsid="0006f1d3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font-size="8pt" officeooo:rsid="000b3a40" style:font-size-asian="7pt" style:font-size-complex="8pt"/>
    </style:style>
    <style:style style:name="T4" style:family="text">
      <style:text-properties fo:font-size="8pt" officeooo:rsid="000e1af8" style:font-size-asian="7pt" style:font-size-complex="8pt"/>
    </style:style>
    <style:style style:name="T5" style:family="text">
      <style:text-properties fo:color="#000000"/>
    </style:style>
    <style:style style:name="T6" style:family="text">
      <style:text-properties fo:color="#000000" fo:background-color="#ffffff" loext:char-shading-value="0"/>
    </style:style>
    <style:style style:name="T7" style:family="text">
      <style:text-properties fo:color="#000000" fo:font-size="8pt" officeooo:rsid="000a6c58" fo:background-color="#ffffff" loext:char-shading-value="0" style:font-size-asian="7pt" style:font-size-complex="8pt"/>
    </style:style>
    <style:style style:name="T8" style:family="text">
      <style:text-properties fo:color="#000000" fo:font-size="8pt" officeooo:rsid="000b3a40" style:font-size-asian="7pt" style:font-size-complex="8pt"/>
    </style:style>
    <style:style style:name="T9" style:family="text">
      <style:text-properties fo:color="#000000" fo:font-size="9pt" officeooo:rsid="0009fc97" style:font-size-asian="7.84999990463257pt" style:font-size-complex="9pt"/>
    </style:style>
    <style:style style:name="T10" style:family="text">
      <style:text-properties fo:color="#000000" officeooo:rsid="000b3a40"/>
    </style:style>
    <style:style style:name="T11" style:family="text">
      <style:text-properties fo:color="#000000" style:font-name="Baskerville Old Face" fo:font-size="12pt" officeooo:rsid="000b3a40" style:font-size-asian="12pt" style:language-asian="es" style:country-asian="ES"/>
    </style:style>
    <style:style style:name="T12" style:family="text">
      <style:text-properties fo:color="#000000" style:font-name="Baskerville Old Face" fo:font-size="12pt" officeooo:rsid="000d59c2" style:font-size-asian="12pt" style:language-asian="es" style:country-asian="ES"/>
    </style:style>
    <style:style style:name="T13" style:family="text">
      <style:text-properties officeooo:rsid="000cec16"/>
    </style:style>
    <style:style style:name="T14" style:family="text">
      <style:text-properties fo:font-size="10pt" officeooo:rsid="000d29c2" style:font-size-asian="8.75pt" style:font-size-complex="10pt"/>
    </style:style>
    <style:style style:name="T15" style:family="text">
      <style:text-properties officeooo:rsid="000e1af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1.</text:span>Feliz Navidad Querido Alumno de ASIR<text:span text:style-name="T2"> </text:span></text:p>
      <text:p text:style-name="P1"><text:span text:style-name="T2">2. </text:span>¡Soy Santa! ¿Cómo estás pequeño amigo? </text:p>
      <text:p text:style-name="P2">3. </text:p>
      <text:p text:style-name="P2">4.<text:span text:style-name="T15">descanso para escribirte esta carta</text:span> </text:p>
      <text:p text:style-name="P2"/>
      <text:p text:style-name="P2">5. </text:p>
      <text:p text:style-name="P2">6.<text:span text:style-name="T6"> </text:span><text:span text:style-name="T7">Trabajando para este día mágico. Pronto sobrevolaré Sevilla y repartiré regalos entre</text:span></text:p>
      <text:p text:style-name="P2">7.</text:p>
      <text:p text:style-name="P2"/>
      <text:p text:style-name="P2">8. <text:span text:style-name="T9">Ya hace casi un año que fui a Sevilla por última vez. ¡ Qué rápido pasa el tiempo! No</text:span></text:p>
      <text:p text:style-name="P2">9. </text:p>
      <text:p text:style-name="P2">10. <text:span text:style-name="T13">espero). Yo tengo tantos que incluso he perdido la cuenta</text:span></text:p>
      <text:p text:style-name="P2"/>
      <text:p text:style-name="P2">11. </text:p>
      <text:p text:style-name="P3"><text:span text:style-name="T2">12.</text:span>fantásticos regalos para ti, ya que estás “pelao”<text:span text:style-name="T2"> </text:span></text:p>
      <text:p text:style-name="P2">13.<text:span text:style-name="T3"> </text:span><text:span text:style-name="T8">Poder pillarte nada.No se lo digas a nadie ¡hoy justo he visto como ellos estaban</text:span><text:span text:style-name="T5"> </text:span></text:p>
      <text:p text:style-name="P2">14. <text:span text:style-name="T10">Envolviendo sus regalos!</text:span></text:p>
      <text:p text:style-name="P2"/>
      <text:p text:style-name="P2">15. </text:p>
      <text:p text:style-name="P2">16. </text:p>
      <text:p text:style-name="P2">17. <text:span text:style-name="T14">he decidido ponérselo a un pequeño reno que nació ayer en el Polo Norte.</text:span> </text:p>
      <text:p text:style-name="P2"/>
      <text:p text:style-name="P2">18.<text:span text:style-name="T4">Bueno, chicho, debo ayudar a los elfos en la fŕabica y asegurarme de que todos los</text:span> </text:p>
      <text:p text:style-name="P2">19. </text:p>
      <text:p text:style-name="Normal"><text:span text:style-name="T2">20. </text:span><text:span text:style-name="T12">sólo funciona mientras duermes, ¿verdad?</text:span></text:p>
      <text:p text:style-name="P2"/>
      <text:p text:style-name="Normal"><text:span text:style-name="Fuente_20_de_20_párrafo_20_predeter."><text:span text:style-name="T2">21. </text:span></text:span><text:span text:style-name="Fuente_20_de_20_párrafo_20_predeter."><text:span text:style-name="T11">¡JO!¡JO!¡JO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1.249cm" svg:width="20.241cm" style:rel-width="scale" svg:height="28.642cm" style:rel-height="scale" draw:z-index="0"><draw:image xlink:href="Pictures/1000000000000212000002EE9E711D164F747CB0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12:04:26.203837595</dc:date>
    <meta:editing-cycles>26</meta:editing-cycles>
    <meta:editing-duration>PT1H17M52S</meta:editing-duration>
    <meta:document-statistic meta:table-count="0" meta:image-count="1" meta:object-count="0" meta:page-count="1" meta:paragraph-count="21" meta:word-count="137" meta:character-count="773" meta:non-whitespace-character-count="643"/>
    <meta:template xlink:type="simple" xlink:actuate="onRequest" xlink:title="" xlink:href="Normal.dotm"/>
  </office:meta>
</office:document-meta>
</file>